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904000004382469E04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gency FB" svg:font-family="'Agency FB'" style:font-pitch="variable"/>
    <style:font-face style:name="Arial Unicode MS" svg:font-family="'Arial Unicode MS'" style:font-pitch="variable"/>
    <style:font-face style:name="Tahoma" svg:font-family="Tahoma" style:font-pitch="variable"/>
    <style:font-face style:name="Oldstyle HPLHS" svg:font-family="'Oldstyle HPLHS'" style:font-family-generic="moder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3.438cm" style:rel-column-width="13255*"/>
    </style:style>
    <style:style style:name="Tableau2.B" style:family="table-column">
      <style:table-column-properties style:column-width="13.561cm" style:rel-column-width="52280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415cm" style:rel-column-width="13166*"/>
    </style:style>
    <style:style style:name="Tableau1.B" style:family="table-column">
      <style:table-column-properties style:column-width="13.584cm" style:rel-column-width="52369*"/>
    </style:style>
    <style:style style:name="Tableau1.A1" style:family="table-cell">
      <style:table-cell-properties fo:padding="0.097cm" fo:borde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Impact" fo:font-size="22pt" fo:font-style="italic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style:text-underline-style="none" fo:font-weight="bold" fo:background-color="#000000" style:font-size-asian="18pt" style:font-weight-asian="bold" style:font-size-complex="18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style:font-name="Impact" fo:font-size="28pt" fo:font-style="italic" fo:text-shadow="1pt 1pt" fo:font-weight="bold" style:font-size-complex="30pt" style:font-style-complex="italic" style:font-weight-complex="bold"/>
    </style:style>
    <style:style style:name="P6" style:family="paragraph">
      <style:paragraph-properties fo:text-align="end"/>
      <style:text-properties style:font-name="Impact" fo:font-size="10pt" fo:font-style="normal" fo:text-shadow="none" fo:font-weight="normal" style:font-size-complex="10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gency FB" fo:font-size="18pt" style:text-underline-style="none" fo:font-weight="bold" fo:background-color="#000000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Impact" fo:font-size="18pt" style:text-underline-style="none" fo:font-weight="normal" fo:background-color="#000000" style:font-size-asian="18pt" style:font-weight-asian="normal" style:font-size-complex="18pt" style:font-weight-complex="normal"/>
    </style:style>
    <style:style style:name="P9" style:family="paragraph" style:parent-style-name="Standard">
      <style:text-properties style:font-name="Verdana"/>
    </style:style>
    <style:style style:name="P10" style:family="paragraph" style:parent-style-name="Standard">
      <style:text-properties style:font-name="Sylfae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Verdana" fo:font-size="4pt" style:font-size-asian="4pt" style:font-size-complex="4pt"/>
    </style:style>
    <style:style style:name="P12" style:family="paragraph" style:parent-style-name="Standard">
      <style:paragraph-properties fo:text-align="center" style:justify-single-word="false"/>
      <style:text-properties style:font-name="Sylfaen" fo:font-size="10pt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Sylfaen" fo:font-size="10pt" style:font-size-asian="10pt" style:font-size-complex="10pt"/>
    </style:style>
    <style:style style:name="P14" style:family="paragraph" style:parent-style-name="Standard">
      <style:text-properties style:font-name="Sylfaen" fo:font-size="10pt" style:font-size-asian="10pt" style:font-size-complex="10pt"/>
    </style:style>
    <style:style style:name="P15" style:family="paragraph" style:parent-style-name="Standard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Sylfaen" fo:font-size="12pt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Sylfaen" fo:font-size="12pt" style:font-size-asian="12pt" style:font-size-complex="12pt"/>
    </style:style>
    <style:style style:name="T1" style:family="text">
      <style:text-properties style:font-name="Impact" fo:font-size="22pt" fo:font-style="italic" fo:font-weight="bold"/>
    </style:style>
    <style:style style:name="T2" style:family="text">
      <style:text-properties style:font-name="Impact" fo:font-size="12pt" fo:font-style="italic"/>
    </style:style>
    <style:style style:name="T3" style:family="text">
      <style:text-properties style:font-name="Impact" fo:font-size="28pt" fo:font-style="italic" fo:text-shadow="none" fo:font-weight="bold" style:font-size-complex="10pt" style:font-style-complex="italic" style:font-weight-complex="bold"/>
    </style:style>
    <style:style style:name="T4" style:family="text">
      <style:text-properties style:font-name="Impact" fo:font-size="28pt" fo:font-style="italic" fo:text-shadow="1pt 1pt" fo:font-weight="bold" style:font-size-complex="10pt" style:font-style-complex="italic" style:font-weight-complex="bold"/>
    </style:style>
    <style:style style:name="T5" style:family="text">
      <style:text-properties style:font-name="Impact" fo:font-size="10pt" fo:font-style="normal" fo:text-shadow="none" fo:font-weight="normal" style:font-name-asian="Agency FB" style:font-name-complex="Agency FB" style:font-size-complex="10pt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gr1" style:family="graphic">
      <style:graphic-properties draw:stroke="none" svg:stroke-color="#000000" draw:fill="none" draw:fill-color="#ffffff" fo:min-height="1.147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c0c0c0" fo:min-height="1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ffffff" fo:min-height="1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2" svg:width="25.665cm" svg:height="1.147cm" draw:transform="rotate (-1.57079632679579) translate (20.4999166666667cm 2.01965277777778cm)">
        <draw:text-box>
          <text:p text:style-name="P1"><text:span text:style-name="T1">Les Prières du Diable <text:s text:c="3"/></text:span><text:span text:style-name="T2">[Scénario DELTA GREEN – Aides de Jeu) <text:s/></text:span></text:p>
        </draw:text-box>
      </draw:frame>
      <draw:frame text:anchor-type="page" text:anchor-page-number="2" draw:z-index="1" draw:style-name="gr1" draw:text-style-name="P2" svg:width="25.665cm" svg:height="1.147cm" draw:transform="rotate (-1.57079632679579) translate (20.4999166666667cm 2.01965277777778cm)">
        <draw:text-box>
          <text:p text:style-name="P1"><text:span text:style-name="T1">Les Prières du Diable <text:s text:c="3"/></text:span><text:span text:style-name="T2">[Scénario DELTA GREEN – Aides de Jeu) <text:s/></text:span></text:p>
        </draw:text-box>
      </draw:frame>
      <text:p text:style-name="P3"><draw:frame text:anchor-type="paragraph" draw:z-index="6" draw:style-name="gr2" draw:text-style-name="P5" svg:width="17.006cm" svg:height="1.362cm" svg:x="-0.004cm" svg:y="0.019cm"><draw:text-box><text:p text:style-name="P4"><text:span text:style-name="T3">Les Prières du Diable </text:span><text:span text:style-name="T4"><text:s/></text:span></text:p></draw:text-box></draw:frame></text:p>
      <text:p text:style-name="P3"><draw:frame text:anchor-type="paragraph" draw:z-index="7" draw:style-name="gr3" draw:text-style-name="P6" svg:width="17.006cm" svg:height="1.362cm" svg:x="-0.004cm" svg:y="0.651cm"><draw:text-box><text:p text:style-name="P4"><text:span text:style-name="T5">Un scénario DELTA GREEN, <text:s/>de Tantine Gobbo pour TOC <text:s/>[www.tentacules.net]</text:span></text:p></draw:text-box></draw:frame></text:p>
      <text:p text:style-name="P7"/>
      <text:p text:style-name="P7"/>
      <text:p text:style-name="P7"/>
      <text:p text:style-name="P8">Chronologie indicative</text:p>
      <text:p text:style-name="P9"/>
      <text:p text:style-name="P10"/>
      <text:p text:style-name="P11"/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12">15 Février 1997</text:p>
            </table:table-cell>
            <table:table-cell table:style-name="Tableau2.A1" office:value-type="string">
              <text:p text:style-name="P13">Carmichael fait concevoir 500 cassettes infectées de runes. <text:s/></text:p>
            </table:table-cell>
          </table:table-row>
        </table:table-header-rows>
        <table:table-row>
          <table:table-cell table:style-name="Tableau2.A1" office:value-type="string">
            <text:p text:style-name="P12">19 Février 1997</text:p>
          </table:table-cell>
          <table:table-cell table:style-name="Tableau2.A1" office:value-type="string">
            <text:p text:style-name="P13">David Coltis vole les cassettes dans un entrepôt du groupe ODEL. </text:p>
          </table:table-cell>
        </table:table-row>
        <table:table-row>
          <table:table-cell table:style-name="Tableau2.A1" office:value-type="string">
            <text:p text:style-name="P12">22 Février 1997</text:p>
          </table:table-cell>
          <table:table-cell table:style-name="Tableau2.A1" office:value-type="string">
            <text:p text:style-name="P13">David Coltis revend une partie des cassettes volées à un certain Henry Dell. <text:s/></text:p>
          </table:table-cell>
        </table:table-row>
        <table:table-row>
          <table:table-cell table:style-name="Tableau2.A1" office:value-type="string">
            <text:p text:style-name="P12">24 Février 1997</text:p>
          </table:table-cell>
          <table:table-cell table:style-name="Tableau2.A1" office:value-type="string">
            <text:p text:style-name="P13">Les quelques 400 bandes restantes sont vendues par Coltis à la société <text:span text:style-name="T6">Instantané Vidéo</text:span>. <text:s/></text:p>
            <text:p text:style-name="P13">Henry Dell commence à transformer son appartement. </text:p>
          </table:table-cell>
        </table:table-row>
        <table:table-row>
          <table:table-cell table:style-name="Tableau2.A1" office:value-type="string">
            <text:p text:style-name="P12">25 Février 1997</text:p>
          </table:table-cell>
          <table:table-cell table:style-name="Tableau2.A1" office:value-type="string">
            <text:p text:style-name="P13">L'ODEL découvre le vole commis par David Coltis</text:p>
          </table:table-cell>
        </table:table-row>
        <table:table-row>
          <table:table-cell table:style-name="Tableau2.A1" office:value-type="string">
            <text:p text:style-name="P12">26 Février 1997</text:p>
          </table:table-cell>
          <table:table-cell table:style-name="Tableau2.A1" office:value-type="string">
            <text:p text:style-name="P13">Coltis est licencié pour faute professionnelle, mais aucune action en justice n'est tentée. <text:s/></text:p>
          </table:table-cell>
        </table:table-row>
        <table:table-row>
          <table:table-cell table:style-name="Tableau2.A1" office:value-type="string">
            <text:p text:style-name="P12">28 Février 1997</text:p>
          </table:table-cell>
          <table:table-cell table:style-name="Tableau2.A1" office:value-type="string">
            <text:p text:style-name="P13">l'ODEL rentre en contact avec <text:span text:style-name="T6">Instantané Vidéo</text:span> pour récupérer les bandes, mais l'entreprise nie avoir acheté les cassettes. <text:s/></text:p>
          </table:table-cell>
        </table:table-row>
        <table:table-row>
          <table:table-cell table:style-name="Tableau2.A1" office:value-type="string">
            <text:p text:style-name="P12">02 Mars 1997</text:p>
          </table:table-cell>
          <table:table-cell table:style-name="Tableau2.A1" office:value-type="string">
            <text:p text:style-name="P13">L'ODEL change de tactique et propose de racheter <text:span text:style-name="T6">Instantané</text:span> pour une somme astronomique. William Bradley, membre du conseil d'administration d'<text:span text:style-name="T6">Instantané</text:span>, s'oppose à la transaction. <text:s/></text:p>
          </table:table-cell>
        </table:table-row>
        <table:table-row>
          <table:table-cell table:style-name="Tableau2.A1" office:value-type="string">
            <text:p text:style-name="P12">03 Mars 1997</text:p>
          </table:table-cell>
          <table:table-cell table:style-name="Tableau2.A1" office:value-type="string">
            <text:p text:style-name="P13">Mort d'Henry Dell. </text:p>
          </table:table-cell>
        </table:table-row>
        <table:table-row>
          <table:table-cell table:style-name="Tableau2.A1" office:value-type="string">
            <text:p text:style-name="P12">04 Mars 1997</text:p>
          </table:table-cell>
          <table:table-cell table:style-name="Tableau2.A1" office:value-type="string">
            <text:p text:style-name="P14">On repêche le corps d'Henry Dell dans l'Harlem River. </text:p>
            <text:p text:style-name="P14">Mort de William Bradley. Identification du corps. <text:s/></text:p>
            <text:p text:style-name="P13">Mort d'Arthur Meadows. </text:p>
          </table:table-cell>
        </table:table-row>
        <table:table-row>
          <table:table-cell table:style-name="Tableau2.A1" office:value-type="string">
            <text:p text:style-name="P12">05 Mars 1997</text:p>
          </table:table-cell>
          <table:table-cell table:style-name="Tableau2.A1" office:value-type="string">
            <text:p text:style-name="P14">Début de l'enquête sur Bradley. </text:p>
            <text:p text:style-name="P14">Identification du corps de Dell par sa femme. </text:p>
            <text:p text:style-name="P13">Mrs Narhee découvre la prière du Diable et se mutile (après la visite des PJ). </text:p>
            <text:p text:style-name="P13">Incendie au vidéo club de Dell. Hospitalisation de Marc Ashdown. (visite des PJ). </text:p>
          </table:table-cell>
        </table:table-row>
        <table:table-row>
          <table:table-cell table:style-name="Tableau2.A1" office:value-type="string">
            <text:p text:style-name="P12">06 Mars 1997</text:p>
          </table:table-cell>
          <table:table-cell table:style-name="Tableau2.A1" office:value-type="string">
            <text:p text:style-name="P14">Rapport du Labo sur Dell. </text:p>
            <text:p text:style-name="P14">Rapport de l'institut médico-légal sur Dell. <text:s/></text:p>
            <text:p text:style-name="P13">Mort de David Coltis. </text:p>
          </table:table-cell>
        </table:table-row>
        <table:table-row>
          <table:table-cell table:style-name="Tableau2.A1" office:value-type="string">
            <text:p text:style-name="P12">07 Mars 1997</text:p>
          </table:table-cell>
          <table:table-cell table:style-name="Tableau2.A1" office:value-type="string">
            <text:p text:style-name="P14">Rasheed Narhee contacte les PJ. </text:p>
            <text:p text:style-name="P14">Premier contact avec Maggie Engels. Elle laisse traîner sa carte de visite. <text:s/></text:p>
            <text:p text:style-name="P14">Mort de Beth Cleveland (sous réserve de la visite des PJ). </text:p>
            <text:p text:style-name="P14">Mort de Marc Ashdown. </text:p>
            <text:p text:style-name="P13">Première attaque. <text:s/></text:p>
          </table:table-cell>
        </table:table-row>
        <table:table-row>
          <table:table-cell table:style-name="Tableau2.A1" office:value-type="string">
            <text:p text:style-name="P12">08 Mars 1997</text:p>
          </table:table-cell>
          <table:table-cell table:style-name="Tableau2.A1" office:value-type="string">
            <text:p text:style-name="P14">Delta Green regroupe tout le monde. <text:s/></text:p>
            <text:p text:style-name="P13">Tentative d'assassinat sur Sam Harwood. </text:p>
          </table:table-cell>
        </table:table-row>
        <table:table-row>
          <table:table-cell table:style-name="Tableau2.A1" office:value-type="string">
            <text:p text:style-name="P12">09 Mars 1997</text:p>
          </table:table-cell>
          <table:table-cell table:style-name="Tableau2.A1" office:value-type="string">
            <text:p text:style-name="P14">Rachat d'<text:span text:style-name="T6">Instantané Vidéo</text:span> par l'ODEL. </text:p>
            <text:p text:style-name="P14">Mort de Brian Lake. </text:p>
          </table:table-cell>
        </table:table-row>
      </table:table>
      <text:p text:style-name="P3"/>
      <text:p text:style-name="P8">Chronologie</text:p>
      <text:p text:style-name="P9"/>
      <text:p text:style-name="P15"/>
      <text:p text:style-name="P9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16">10 Mars 1997</text:p>
            </table:table-cell>
            <table:table-cell table:style-name="Tableau1.A1" office:value-type="string">
              <text:p text:style-name="P17">Slattery se rend au siège d'<text:span text:style-name="T6">Instantané</text:span> pour récupérer les bandes. <text:s/></text:p>
              <text:p text:style-name="P17">Carmichael devient PDG d<text:span text:style-name="T6">'Instantané</text:span>. <text:s/></text:p>
            </table:table-cell>
          </table:table-row>
        </table:table-header-rows>
        <table:table-row>
          <table:table-cell table:style-name="Tableau1.A1" office:value-type="string">
            <text:p text:style-name="P16">11 Mars 1997</text:p>
          </table:table-cell>
          <table:table-cell table:style-name="Tableau1.A1" office:value-type="string">
            <text:p text:style-name="P17">On retire l'enquête aux PJ ? </text:p>
            <text:p text:style-name="P17">Deuxième tentative d'intimidation de la part de l'ODEL. <text:s/></text:p>
          </table:table-cell>
        </table:table-row>
        <table:table-row>
          <table:table-cell table:style-name="Tableau1.A1" office:value-type="string">
            <text:p text:style-name="P16">12 Mars 1997</text:p>
          </table:table-cell>
          <table:table-cell table:style-name="Tableau1.A1" office:value-type="string">
            <text:p text:style-name="P17">Rencontre avec l'agent Wu.</text:p>
          </table:table-cell>
        </table:table-row>
        <table:table-row>
          <table:table-cell table:style-name="Tableau1.A1" office:value-type="string">
            <text:p text:style-name="P16">14 Mars 1997</text:p>
          </table:table-cell>
          <table:table-cell table:style-name="Tableau1.A1" office:value-type="string">
            <text:p text:style-name="P17">Rencontre avec Sam Harwood. <text:s/></text:p>
          </table:table-cell>
        </table:table-row>
        <table:table-row>
          <table:table-cell table:style-name="Tableau1.A1" office:value-type="string">
            <text:p text:style-name="P16">15 Mars 1997</text:p>
          </table:table-cell>
          <table:table-cell table:style-name="Tableau1.A1" office:value-type="string">
            <text:p text:style-name="P17">Deuxième contact avec Maggie Engels.</text:p>
          </table:table-cell>
        </table:table-row>
        <table:table-row>
          <table:table-cell table:style-name="Tableau1.A1" office:value-type="string">
            <text:p text:style-name="P16">18 Mars 1997</text:p>
          </table:table-cell>
          <table:table-cell table:style-name="Tableau1.A1" office:value-type="string">
            <text:p text:style-name="P17">Soirée d'inauguration de la nouvelle chaîne de l'ODEL. <text:s/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gency FB" svg:font-family="'Agency FB'" style:font-pitch="variable"/>
    <style:font-face style:name="Arial Unicode MS" svg:font-family="'Arial Unicode MS'" style:font-pitch="variable"/>
    <style:font-face style:name="Tahoma" svg:font-family="Tahoma" style:font-pitch="variable"/>
    <style:font-face style:name="Oldstyle HPLHS" svg:font-family="'Oldstyle HPLHS'" style:font-family-generic="moder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" style:family="paragraph">
      <style:paragraph-properties fo:text-align="center"/>
    </style:style>
    <style:style style:name="P3" style:family="paragraph" style:parent-style-name="Footer">
      <style:paragraph-properties fo:text-align="end" style:justify-single-word="false"/>
      <style:text-properties style:font-name="Impact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Oldstyle HPLH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footer>
        <text:p text:style-name="P1"><draw:frame draw:style-name="fr1" draw:name="Image1" text:anchor-type="paragraph" svg:x="0.078cm" svg:y="0.041cm" svg:width="2.856cm" svg:height="1.305cm" draw:z-index="5"><draw:image xlink:href="Pictures/1000000000000904000004382469E046.jpg" xlink:type="simple" xlink:show="embed" xlink:actuate="onLoad"/></draw:frame><draw:line text:anchor-type="paragraph" draw:z-index="3" draw:style-name="gr1" draw:text-style-name="P2" svg:x1="0.078cm" svg:y1="0.041cm" svg:x2="17.078cm" svg:y2="0.041cm"><text:p/></draw:line></text:p>
        <text:p text:style-name="P3"><text:span text:style-name="T1">©</text:span><text:span text:style-name="T2"> TOC 2008</text:span><text:tab/>[<text:page-number text:select-page="current">2</text:page-number>/<text:page-count>2</text:page-count>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Nicolas Gorréguès</meta:initial-creator>
    <meta:creation-date>2008-04-29T13:41:44</meta:creation-date>
    <dc:creator>Nicolas Gorréguès</dc:creator>
    <dc:date>2008-06-18T18:11:57</dc:date>
    <dc:language>fr-FR</dc:language>
    <meta:editing-cycles>15</meta:editing-cycles>
    <meta:editing-duration>PT47M32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61" meta:word-count="365" meta:character-count="2277"/>
  </office:meta>
</office:document-meta>
</file>